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1" svg:font-family="'Liberation Mono'"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1" fo:font-size="18pt" officeooo:rsid="001ed1ee" officeooo:paragraph-rsid="001ed1ee" style:font-size-asian="15.75pt" style:font-size-complex="18pt"/>
    </style:style>
    <style:style style:name="P2" style:family="paragraph" style:parent-style-name="Text_20_body">
      <style:text-properties officeooo:rsid="001ed1ee" officeooo:paragraph-rsid="001ed1ee"/>
    </style:style>
    <style:style style:name="P3" style:family="paragraph" style:parent-style-name="Text_20_body">
      <style:text-properties officeooo:rsid="00202878" officeooo:paragraph-rsid="00202878"/>
    </style:style>
    <style:style style:name="P4" style:family="paragraph" style:parent-style-name="Text_20_body">
      <style:text-properties officeooo:rsid="0021ea64" officeooo:paragraph-rsid="0021ea64"/>
    </style:style>
    <style:style style:name="P5" style:family="paragraph" style:parent-style-name="Text_20_body">
      <style:text-properties officeooo:rsid="0021ea64" officeooo:paragraph-rsid="00248e97"/>
    </style:style>
    <style:style style:name="P6" style:family="paragraph" style:parent-style-name="Text_20_body">
      <style:text-properties style:font-name="Liberation Serif1" fo:font-size="12pt" fo:font-weight="normal" officeooo:rsid="002c2595" officeooo:paragraph-rsid="002c2595" style:font-size-asian="10.5pt" style:font-weight-asian="normal" style:font-size-complex="12pt" style:font-weight-complex="normal"/>
    </style:style>
    <style:style style:name="P7" style:family="paragraph" style:parent-style-name="Text_20_body">
      <style:text-properties style:font-name="Liberation Serif1" fo:font-size="12pt" fo:font-weight="normal" officeooo:rsid="002ef603" officeooo:paragraph-rsid="002ef603" style:font-size-asian="10.5pt" style:font-weight-asian="normal" style:font-size-complex="12pt" style:font-weight-complex="normal"/>
    </style:style>
    <style:style style:name="P8" style:family="paragraph" style:parent-style-name="Text_20_body">
      <style:text-properties style:font-name="Liberation Serif1" fo:font-size="12pt" fo:font-weight="normal" officeooo:rsid="0021ea64" officeooo:paragraph-rsid="0028a67d" style:font-name-asian="Liberation Sans1" style:font-size-asian="10.5pt" style:font-weight-asian="normal" style:font-name-complex="FreeSans" style:font-size-complex="12pt" style:font-weight-complex="normal"/>
    </style:style>
    <style:style style:name="P9" style:family="paragraph" style:parent-style-name="Text_20_body">
      <style:text-properties style:font-name="Liberation Serif1" fo:font-size="12pt" fo:font-weight="normal" officeooo:rsid="002980bb" officeooo:paragraph-rsid="002980bb" style:font-name-asian="Liberation Sans1" style:font-size-asian="10.5pt" style:font-weight-asian="normal" style:font-name-complex="FreeSans" style:font-size-complex="12pt" style:font-weight-complex="normal"/>
    </style:style>
    <style:style style:name="P10" style:family="paragraph" style:parent-style-name="Text_20_body">
      <style:text-properties style:font-name="Liberation Serif1" fo:font-size="12pt" fo:font-weight="normal" officeooo:rsid="002a4373" officeooo:paragraph-rsid="002a4373" style:font-name-asian="Liberation Sans1" style:font-size-asian="10.5pt" style:font-weight-asian="normal" style:font-name-complex="FreeSans" style:font-size-complex="12pt" style:font-weight-complex="normal"/>
    </style:style>
    <style:style style:name="P11" style:family="paragraph" style:parent-style-name="Text_20_body">
      <style:text-properties style:font-name="Liberation Serif1" fo:font-size="12pt" fo:font-weight="normal" officeooo:rsid="002ef603" officeooo:paragraph-rsid="002ef603" style:font-name-asian="Liberation Sans1" style:font-size-asian="10.5pt" style:font-weight-asian="normal" style:font-name-complex="FreeSans" style:font-size-complex="12pt" style:font-weight-complex="normal"/>
    </style:style>
    <style:style style:name="P12" style:family="paragraph" style:parent-style-name="Text_20_body">
      <style:text-properties style:font-name="Liberation Serif1" fo:font-size="12pt" fo:font-weight="normal" officeooo:rsid="00309e3f" officeooo:paragraph-rsid="00309e3f" style:font-name-asian="Liberation Sans1" style:font-size-asian="10.5pt" style:font-weight-asian="normal" style:font-name-complex="FreeSans" style:font-size-complex="12pt" style:font-weight-complex="normal"/>
    </style:style>
    <style:style style:name="P13" style:family="paragraph" style:parent-style-name="Text_20_body">
      <style:text-properties style:font-name="Liberation Serif1" fo:font-size="12pt" fo:font-weight="normal" officeooo:rsid="003456d2" officeooo:paragraph-rsid="003456d2" style:font-name-asian="Liberation Sans1" style:font-size-asian="10.5pt" style:font-weight-asian="normal" style:font-name-complex="FreeSans" style:font-size-complex="12pt" style:font-weight-complex="normal"/>
    </style:style>
    <style:style style:name="P14" style:family="paragraph" style:parent-style-name="Text_20_body">
      <style:text-properties style:font-name="Liberation Serif1" fo:font-size="12pt" fo:font-weight="normal" officeooo:rsid="003781ac" officeooo:paragraph-rsid="003781ac" style:font-name-asian="Liberation Sans1" style:font-size-asian="10.5pt" style:font-weight-asian="normal" style:font-name-complex="FreeSans" style:font-size-complex="12pt" style:font-weight-complex="normal"/>
    </style:style>
    <style:style style:name="P15" style:family="paragraph" style:parent-style-name="Text_20_body">
      <style:text-properties style:font-name="Liberation Serif1" fo:font-size="12pt" fo:font-weight="normal" officeooo:rsid="00398e66" officeooo:paragraph-rsid="00398e66" style:font-name-asian="Liberation Sans1" style:font-size-asian="10.5pt" style:font-weight-asian="normal" style:font-name-complex="FreeSans" style:font-size-complex="12pt" style:font-weight-complex="normal"/>
    </style:style>
    <style:style style:name="P16" style:family="paragraph" style:parent-style-name="Text_20_body">
      <style:text-properties officeooo:rsid="0026671b" officeooo:paragraph-rsid="0026671b"/>
    </style:style>
    <style:style style:name="P17" style:family="paragraph" style:parent-style-name="Text_20_body">
      <style:text-properties officeooo:paragraph-rsid="002c1a8e"/>
    </style:style>
    <style:style style:name="P18" style:family="paragraph" style:parent-style-name="Text_20_body" style:list-style-name="L1">
      <style:text-properties style:font-name="Liberation Serif1" fo:font-size="12pt" fo:font-weight="normal" officeooo:rsid="002980bb" officeooo:paragraph-rsid="002980bb" style:font-name-asian="Liberation Sans1" style:font-size-asian="10.5pt" style:font-weight-asian="normal" style:font-name-complex="FreeSans" style:font-size-complex="12pt" style:font-weight-complex="normal"/>
    </style:style>
    <style:style style:name="P19" style:family="paragraph" style:parent-style-name="Text_20_body" style:list-style-name="L2">
      <style:text-properties style:font-name="Liberation Serif1" fo:font-size="12pt" fo:font-weight="normal" officeooo:rsid="00309e3f" officeooo:paragraph-rsid="00309e3f" style:font-name-asian="Liberation Sans1" style:font-size-asian="10.5pt" style:font-weight-asian="normal" style:font-name-complex="FreeSans" style:font-size-complex="12pt" style:font-weight-complex="normal"/>
    </style:style>
    <style:style style:name="P20" style:family="paragraph" style:parent-style-name="Text_20_body" style:list-style-name="L2">
      <style:text-properties style:font-name="Liberation Serif1" fo:font-size="12pt" fo:font-weight="normal" officeooo:rsid="003117bb" officeooo:paragraph-rsid="003117bb" style:font-name-asian="Liberation Sans1" style:font-size-asian="10.5pt" style:font-weight-asian="normal" style:font-name-complex="FreeSans" style:font-size-complex="12pt" style:font-weight-complex="normal"/>
    </style:style>
    <style:style style:name="P21" style:family="paragraph" style:parent-style-name="Text_20_body">
      <style:text-properties style:font-name="Liberation Serif1" fo:font-size="12pt" fo:font-weight="normal" officeooo:rsid="00398e66" officeooo:paragraph-rsid="00398e66" style:font-name-asian="Liberation Sans1" style:font-size-asian="10.5pt" style:font-weight-asian="normal" style:font-name-complex="FreeSans" style:font-size-complex="12pt" style:font-weight-complex="normal"/>
    </style:style>
    <style:style style:name="P22" style:family="paragraph" style:parent-style-name="Text_20_body" style:list-style-name="L2">
      <style:text-properties style:font-name="Liberation Serif1" fo:font-size="12pt" fo:font-weight="normal" officeooo:rsid="00309e3f" officeooo:paragraph-rsid="003117bb" style:font-size-asian="10.5pt" style:font-weight-asian="normal" style:font-size-complex="12pt" style:font-weight-complex="normal"/>
    </style:style>
    <style:style style:name="P23" style:family="paragraph" style:parent-style-name="Text_20_body">
      <style:text-properties officeooo:rsid="003c6cd7" officeooo:paragraph-rsid="003c6cd7"/>
    </style:style>
    <style:style style:name="P24" style:family="paragraph" style:parent-style-name="Text_20_body">
      <style:text-properties officeooo:rsid="0021d59d" officeooo:paragraph-rsid="0021d59d"/>
    </style:style>
    <style:style style:name="P25" style:family="paragraph" style:parent-style-name="Text_20_body">
      <style:text-properties fo:font-style="italic" fo:font-weight="bold" officeooo:rsid="003fc14f" officeooo:paragraph-rsid="003fc14f" style:font-style-asian="italic" style:font-weight-asian="bold" style:font-style-complex="italic" style:font-weight-complex="bold"/>
    </style:style>
    <style:style style:name="P26" style:family="paragraph" style:parent-style-name="Heading_20_1">
      <style:text-properties officeooo:rsid="001ed1ee" officeooo:paragraph-rsid="001ed1ee"/>
    </style:style>
    <style:style style:name="P27" style:family="paragraph" style:parent-style-name="Heading_20_1">
      <style:text-properties officeooo:rsid="0021ea64" officeooo:paragraph-rsid="0021ea64"/>
    </style:style>
    <style:style style:name="P28" style:family="paragraph" style:parent-style-name="Heading_20_1">
      <style:text-properties officeooo:rsid="003c6cd7" officeooo:paragraph-rsid="003c6cd7"/>
    </style:style>
    <style:style style:name="P29" style:family="paragraph" style:parent-style-name="Heading_20_2">
      <style:text-properties officeooo:rsid="0021ea64" officeooo:paragraph-rsid="0021ea64"/>
    </style:style>
    <style:style style:name="P30" style:family="paragraph" style:parent-style-name="Heading_20_2">
      <style:text-properties officeooo:rsid="0021ea64" officeooo:paragraph-rsid="002788c6"/>
    </style:style>
    <style:style style:name="P31" style:family="paragraph">
      <loext:graphic-properties draw:fill="none" draw:fill-color="#ffffff"/>
    </style:style>
    <style:style style:name="T1" style:family="text">
      <style:text-properties style:font-name="Liberation Mono"/>
    </style:style>
    <style:style style:name="T2" style:family="text">
      <style:text-properties style:font-name="Liberation Mono" fo:font-size="11pt" style:font-size-asian="11pt" style:font-size-complex="11pt"/>
    </style:style>
    <style:style style:name="T3" style:family="text">
      <style:text-properties style:font-name="Liberation Mono" fo:font-size="11pt" officeooo:rsid="00202878" style:font-size-asian="11pt" style:font-size-complex="11pt"/>
    </style:style>
    <style:style style:name="T4" style:family="text">
      <style:text-properties style:font-name="Liberation Mono" fo:font-size="11pt" fo:font-weight="normal" officeooo:rsid="00202878" style:font-name-asian="Liberation Sans1" style:font-size-asian="11pt" style:font-weight-asian="normal" style:font-name-complex="FreeSans" style:font-size-complex="11pt" style:font-weight-complex="normal"/>
    </style:style>
    <style:style style:name="T5" style:family="text">
      <style:text-properties style:font-name="Liberation Mono" fo:font-size="16.1000003814697pt" fo:font-weight="bold" style:font-name-asian="Liberation Sans1" style:font-size-asian="16.1000003814697pt" style:font-weight-asian="bold" style:font-name-complex="FreeSans" style:font-size-complex="16.1000003814697pt" style:font-weight-complex="bold"/>
    </style:style>
    <style:style style:name="T6" style:family="text">
      <style:text-properties style:font-name="Liberation Serif1"/>
    </style:style>
    <style:style style:name="T7" style:family="text">
      <style:text-properties style:font-name="Liberation Serif1" fo:font-size="12pt" style:font-size-asian="12pt" style:font-size-complex="12pt"/>
    </style:style>
    <style:style style:name="T8" style:family="text">
      <style:text-properties style:font-name="Liberation Serif1" fo:font-size="12pt" officeooo:rsid="0022bfd4" style:font-size-asian="12pt" style:font-size-complex="12pt"/>
    </style:style>
    <style:style style:name="T9" style:family="text">
      <style:text-properties style:font-name="Liberation Serif1" fo:font-size="12pt" fo:font-weight="normal" style:font-name-asian="Liberation Sans1" style:font-size-asian="10.5pt" style:font-weight-asian="normal" style:font-name-complex="FreeSans" style:font-size-complex="12pt" style:font-weight-complex="normal"/>
    </style:style>
    <style:style style:name="T10" style:family="text">
      <style:text-properties style:font-name="Liberation Serif1" fo:font-size="12pt" fo:font-weight="normal" officeooo:rsid="002a4373" style:font-name-asian="Liberation Sans1" style:font-size-asian="10.5pt" style:font-weight-asian="normal" style:font-name-complex="FreeSans" style:font-size-complex="12pt" style:font-weight-complex="normal"/>
    </style:style>
    <style:style style:name="T11" style:family="text">
      <style:text-properties style:font-name="Liberation Serif1" fo:font-size="12pt" fo:font-weight="normal" officeooo:rsid="002c1a8e" style:font-name-asian="Liberation Sans1" style:font-size-asian="10.5pt" style:font-weight-asian="normal" style:font-name-complex="FreeSans" style:font-size-complex="12pt" style:font-weight-complex="normal"/>
    </style:style>
    <style:style style:name="T12" style:family="text">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style:font-name="Liberation Serif1" officeooo:rsid="003781ac"/>
    </style:style>
    <style:style style:name="T14" style:family="text">
      <style:text-properties style:font-name="Liberation Serif1" officeooo:rsid="00391978"/>
    </style:style>
    <style:style style:name="T15" style:family="text">
      <style:text-properties style:font-name-asian="Liberation Sans1" style:font-name-complex="FreeSans"/>
    </style:style>
    <style:style style:name="T16" style:family="text">
      <style:text-properties officeooo:rsid="002d1d57" style:font-name-asian="Liberation Sans1" style:font-name-complex="FreeSans"/>
    </style:style>
    <style:style style:name="T17" style:family="text">
      <style:text-properties officeooo:rsid="003117bb" style:font-name-asian="Liberation Sans1" style:font-name-complex="FreeSans"/>
    </style:style>
    <style:style style:name="T18" style:family="text">
      <style:text-properties officeooo:rsid="00248e97"/>
    </style:style>
    <style:style style:name="T19" style:family="text">
      <style:text-properties officeooo:rsid="002575a5"/>
    </style:style>
    <style:style style:name="T20" style:family="text">
      <style:text-properties officeooo:rsid="002788c6"/>
    </style:style>
    <style:style style:name="T21" style:family="text">
      <style:text-properties officeooo:rsid="0028a67d"/>
    </style:style>
    <style:style style:name="T22" style:family="text">
      <style:text-properties officeooo:rsid="002c2595"/>
    </style:style>
    <style:style style:name="T23" style:family="text">
      <style:text-properties officeooo:rsid="0034bfdb"/>
    </style:style>
    <style:style style:name="T24" style:family="text">
      <style:text-properties officeooo:rsid="00359a04"/>
    </style:style>
    <style:style style:name="T25" style:family="text">
      <style:text-properties officeooo:rsid="00391978"/>
    </style:style>
    <style:style style:name="T26" style:family="text">
      <style:text-properties fo:color="#ff9900" style:font-name="Liberation Mono"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4.445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SC1010H Assignment</text:p>
      <text:p text:style-name="Title">Tic-tac-toe Revisited: Adding a computer player</text:p>
      <text:p text:style-name="P1"/>
      <text:h text:style-name="P26" text:outline-level="1">Introduction</text:h>
      <text:p text:style-name="P2">In this assignments we will be revisiting our tic-tac-toe game. We will expand it so that you can play against the computer. This assignment is about recursion, as the tic-tac-toe algorithm used here makes use of a recursive function.</text:p>
      <text:h text:style-name="P26" text:outline-level="1">The Scaffolding Code</text:h>
      <text:p text:style-name="P3">You have been provided with some scafffolding code on which you will build. It has been rearranged and moved around bit compared to the first Tic-tac-toe assignment. There are two files provided: <text:span text:style-name="T2">ttt.py</text:span> and <text:span text:style-name="T2">tictactoe_revisited_Scaffold.py</text:span>.</text:p>
      <text:p text:style-name="P3">The first file, <text:span text:style-name="T2">ttt.py</text:span>, is a module that provides several functions that you should recognize form the first tic-tac-toe assignment. These functions are used for determining if a player has won, or there is a tie, or there is no result yet.</text:p>
      <text:p text:style-name="P3">The second file, <text:s/><text:span text:style-name="T2">tictactoe_revisited_Scaffold.py</text:span><text:span text:style-name="T7">, is where you will write your code. </text:span></text:p>
      <text:p text:style-name="P3"><text:span text:style-name="T7">At the top of the file are the usual </text:span><text:span text:style-name="T2">imports</text:span><text:span text:style-name="T7">, as well as </text:span><text:span text:style-name="T2">import ttt</text:span><text:span text:style-name="T7">, which will allow us to call the functions in the </text:span><text:span text:style-name="T2">ttt.py</text:span><text:span text:style-name="T7"> file.</text:span></text:p>
      <text:p text:style-name="P24"><text:span text:style-name="T7">There is one major change from the previous tic-tac-toe assignment: the board is represented in the code as a 3 x 3 matrix (2-dimensional list), called </text:span><text:span text:style-name="T3">board</text:span><text:span text:style-name="T7">. The variable board is updated very time the player or computer makes a move, and then it is “drawn” on the LED matrix with the </text:span><text:span text:style-name="T3">drawBoard</text:span><text:span text:style-name="T7"> function. </text:span><text:span text:style-name="T8">This variable is often passed as a parameter to the various functions in the file, and in the </text:span><text:span text:style-name="T3">ttt.py</text:span><text:span text:style-name="T8"> file.</text:span></text:p>
      <text:p text:style-name="P25"><text:span text:style-name="T7">Important note: </text:span><text:span text:style-name="T12">You will see that the board has two squares coloured in already. This is because the algorithm is very inefficient, and will take very long to decide on a move if it were to start with a blank board. The user (who plays as red) will have the first move (which will be the third coloured square). Which two square are coloured first does not matter, you can change it in the code to have a different starting position.</text:span></text:p>
      <text:h text:style-name="P26" text:outline-level="1"><text:soft-page-break/>What you have to do</text:h>
      <text:h text:style-name="P29" text:outline-level="2">Task 1: <text:span text:style-name="T1">drawBoard</text:span></text:h>
      <text:p text:style-name="P5"><text:span text:style-name="T18">When you run the code, you should see the grid lines and the blue marker LED appear on the LED matrix. You can move the marker around, but if you press the middle joystick button, nothing happens. This is because although the </text:span><text:span text:style-name="T3">board</text:span><text:span text:style-name="T18"> variable is updated (see the </text:span><text:span text:style-name="T3">buttonPushed</text:span><text:span text:style-name="T18"> function), is not drawn on the LED matrix. The </text:span><text:span text:style-name="T3">drawBoard</text:span><text:span text:style-name="T18"> function is called, but it has an empty body.</text:span></text:p>
      <text:p text:style-name="P5"><text:span text:style-name="T18">Y</text:span>our first task is to complete <text:span text:style-name="T18">the </text:span><text:span text:style-name="T3">drawBoard</text:span><text:span text:style-name="T18"> function</text:span>. The parameter to this function is a 3 x 3 matrix containing the color at each grid square. Complete the body of the function so that i<text:span text:style-name="T19">t</text:span> colours the grid sqaures correctly according to the contents of the parameter <text:span text:style-name="T3">board</text:span>.</text:p>
      <text:p text:style-name="P16">Once the function is completed correctly, you should see the grid sqaure coloured in when pressing the middel joystick button. <text:span text:style-name="T20">You should be able to play the normal two-player version of the game.</text:span></text:p>
      <text:h text:style-name="P30" text:outline-level="2">Task 2: <text:span text:style-name="T5">computerPlay</text:span></text:h>
      <text:p text:style-name="P8">Next, <text:span text:style-name="T21">you have to complete the </text:span><text:span text:style-name="T3">computerPlay</text:span><text:span text:style-name="T21"> function. The function currently just calls the </text:span><text:span text:style-name="T3">getBestMove</text:span><text:span text:style-name="T21"> function, which returns a random move (we will get to </text:span><text:span text:style-name="T3">getBestMove</text:span><text:span text:style-name="T21"> later).</text:span></text:p>
      <text:p text:style-name="P9"><draw:frame text:anchor-type="paragraph" draw:z-index="0" draw:name="Shape1" draw:style-name="gr1" draw:text-style-name="P31" svg:width="6.402cm" svg:height="4.446cm" svg:x="10.832cm" svg:y="0.138cm"><draw:text-box><text:p>Note the line:</text:p><text:p><text:span text:style-name="T2">colour = red </text:span><text:span text:style-name="T26">if</text:span><text:span text:style-name="T2"> redTurn <text:s text:c="4"/></text:span><text:span text:style-name="T2"><text:tab/></text:span><text:span text:style-name="T26">else</text:span><text:span text:style-name="T2"> green</text:span></text:p><text:p><text:span text:style-name="T2"/></text:p><text:p><text:span text:style-name="T7">This is the same as:</text:span></text:p><text:p><text:span text:style-name="T26">if</text:span><text:span text:style-name="T2"> redTurn:</text:span></text:p><text:p><text:span text:style-name="T2"><text:tab/></text:span><text:span text:style-name="T2">colour = red</text:span></text:p><text:p><text:span text:style-name="T26">else</text:span><text:span text:style-name="T2">:</text:span></text:p><text:p><text:span text:style-name="T2"><text:tab/></text:span><text:span text:style-name="T2">colour = green</text:span></text:p></draw:text-box></draw:frame>The <text:span text:style-name="T3">computerPlay</text:span> function must: </text:p>
      <text:list xml:id="list208633763114908644" text:style-name="L1">
        <text:list-item>
          <text:p text:style-name="P18">update the <text:span text:style-name="T3">board</text:span> variable</text:p>
        </text:list-item>
        <text:list-item>
          <text:p text:style-name="P18">call the <text:span text:style-name="T3">drawBoard</text:span> function</text:p>
        </text:list-item>
        <text:list-item>
          <text:p text:style-name="P18">update the <text:span text:style-name="T3">redTurn</text:span> variable</text:p>
        </text:list-item>
        <text:list-item>
          <text:p text:style-name="P18">Determine if the computer has won/lost/there is a tie/no result, and take action accordingly.</text:p>
        </text:list-item>
      </text:list>
      <text:p text:style-name="P9">This function is similar to the <text:span text:style-name="T3">buttonPushed</text:span> function.</text:p>
      <text:p text:style-name="P10">Once this function is complete, you will be able to play against the computer. But because the computer is just making random moves, it is not a very challenging opponent. Also, it sometimes plays on one of the squares that has already been used. Thus, on to the next task</text:p>
      <text:h text:style-name="P29" text:outline-level="2">Task <text:span text:style-name="T20">3</text:span>: <text:span text:style-name="T5">getAvailableMoves</text:span></text:h>
      <text:p text:style-name="P4"><text:span text:style-name="T9">The third task is to complete the </text:span><text:span text:style-name="T4">getAvailableMoves</text:span><text:span text:style-name="T9"> function. This function takes the board as a parameter, and returns a list of available moves. The list contains 2-tuples with the row and column coordinates of blank sqaures in the grid, e.g. </text:span><text:span text:style-name="T4">[(0, 0), (0, 2)] </text:span><text:span text:style-name="T9">(</text:span><text:span text:style-name="T10">where the first element of the tuple is the row and the second is the column in the grid (i.e. both are between 0 and 2 inclusive)).</text:span></text:p>
      <text:p text:style-name="P17"><text:span text:style-name="T10">When this function is complete, call it in </text:span><text:span text:style-name="T4">getBestMove</text:span><text:span text:style-name="T10"> in place of generating a random move, </text:span><text:span text:style-name="T11">and return a randomly selected move from the list. (the function </text:span><text:a xlink:type="simple" xlink:href="https://docs.python.org/2/library/random.html#random.choice" text:style-name="Internet_20_link" text:visited-style-name="Visited_20_Internet_20_Link"><text:span text:style-name="T11">random.choice</text:span></text:a><text:span text:style-name="T11"> may be helpful). Although it is still choosing a move randomly, now the computer won’t play on a square that has already been used.</text:span></text:p>
      <text:h text:style-name="P27" text:outline-level="1"><text:soft-page-break/>Task <text:span text:style-name="T22">4</text:span>: <text:span text:style-name="T5">getBestMove</text:span></text:h>
      <text:p text:style-name="P6"><text:span text:style-name="T15">Now we are going to implement the algorithm for playing tic-tac-toe. </text:span><text:span text:style-name="T16">We will use a version of the minimax algoritm.</text:span></text:p>
      <text:p text:style-name="P7"><text:span text:style-name="T16">I</text:span><text:span text:style-name="T15">n the minimax algorithm, each move is assigned a score. If you play the winning move, that move has a score of 10 for you, and -10 for you oppenent. It if is a tie or no result yet, the move has a score of 0. Minimax aims to maximise your score, and minimise your opponent’s score.</text:span></text:p>
      <text:p text:style-name="P11">As we are writing the algorithm for the computer, it will be trying to maximise the computer’s score, and minimise your score (the human player’s score).</text:p>
      <text:p text:style-name="P12">As mentioned before, this is a recursive function. Here is a breif outline of how it works, before we get to the details of implementation:</text:p>
      <text:list xml:id="list676572169400375194" text:style-name="L2">
        <text:list-item>
          <text:p text:style-name="P19">Obtain a list of the available moves</text:p>
        </text:list-item>
        <text:list-item>
          <text:p text:style-name="P19">for each move:</text:p>
          <text:list>
            <text:list-item>
              <text:p text:style-name="P19">apply the move to a copy of the board</text:p>
            </text:list-item>
            <text:list-item>
              <text:p text:style-name="P19">Determine the result (computer wins, computer loses, tie, no result yet)</text:p>
            </text:list-item>
            <text:list-item>
              <text:p text:style-name="P19">if computer wins:</text:p>
              <text:list>
                <text:list-item>
                  <text:p text:style-name="P19">return the coordinates of the move and the score (10)</text:p>
                </text:list-item>
              </text:list>
            </text:list-item>
            <text:list-item>
              <text:p text:style-name="P19">if computer loses:</text:p>
              <text:list>
                <text:list-item>
                  <text:p text:style-name="P19">return the coordinates of the move and the score (-10)</text:p>
                </text:list-item>
              </text:list>
            </text:list-item>
            <text:list-item>
              <text:p text:style-name="P19">if tie:</text:p>
              <text:list>
                <text:list-item>
                  <text:p text:style-name="P22"><text:span text:style-name="T15">return the coordinates of the move and the score (</text:span><text:span text:style-name="T17">1</text:span><text:span text:style-name="T15">)</text:span></text:p>
                </text:list-item>
              </text:list>
            </text:list-item>
            <text:list-item>
              <text:p text:style-name="P20">if no result:</text:p>
              <text:list>
                <text:list-item>
                  <text:p text:style-name="P20">call <text:span text:style-name="T3">getBestMove</text:span> with the newBoard (this is the recursive call), <text:span text:style-name="T25">but with the other colour</text:span></text:p>
                </text:list-item>
              </text:list>
            </text:list-item>
            <text:list-item>
              <text:p text:style-name="P20">add the move and score to a dictionary {move: score} (where move is a 2-tuple (row, column) and score is an integer)</text:p>
            </text:list-item>
          </text:list>
        </text:list-item>
        <text:list-item>
          <text:p text:style-name="P20">sort the dictionary based on score</text:p>
        </text:list-item>
        <text:list-item>
          <text:p text:style-name="P20">return the move with the highest score</text:p>
        </text:list-item>
      </text:list>
      <text:p text:style-name="P13">To start, get a list of all the available moves. <text:span text:style-name="T23">You will also need to store moves and their scores. A dictionary would be the best way to do this, with the move as key and score as the value. Move should be a tuple with the row and column in the grid (0 &lt;= row, col &lt;= 2). (e.g. </text:span><text:span text:style-name="T3">{(2, 1): 10}</text:span></text:p>
      <text:p text:style-name="P13">This function will have several conditions that can be considered the base case. The first of these is when ther is only one available move. If there is only one available move, create a copy of the board, apply the move, and determine the result. <text:span text:style-name="T24">If the result is a win, for red or green, add it to the dictionary with a score of 10. Return the move and score in a tuple, e.g. </text:span><text:span text:style-name="T3">(move, 10). </text:span><text:span text:style-name="T13">If the move </text:span><text:soft-page-break/><text:span text:style-name="T13">is a tie or no result, add it to the dictionary with a score of 0, and return it in a tuple, e.g. </text:span><text:span text:style-name="T3">(move, 0).</text:span></text:p>
      <text:p text:style-name="P14">If there is more than one move available, we need to loop through the available moves. For each move, create a copyof the board, apply the move, and determine the result of the move. If it is a win, return it and the score in a tuple, as before. If it is a tie <text:span text:style-name="T25">or no result yet, we do the recursive call, with the new board and the other colour. Then set the score of the current move to the negative of the score of the move returned by the call to </text:span><text:span text:style-name="T3">getBestMove. </text:span><text:span text:style-name="T14">This is the part where the algoithm minimises the opponent’s score.</text:span></text:p>
      <text:p text:style-name="P15"><text:span text:style-name="T14">N</text:span><text:span text:style-name="T6">ow to insert the current move to the dictionary of move and scores: the themove is aready used as a key in the dictionary, add the score to the score in the dictionary. If it is not in the dictionary, simply insert the score.</text:span></text:p>
      <text:p text:style-name="P15">Once the scores for all the available moves have been determined, we need to choose which move to play. We want to select the move with the highest score. We can find it by putting all the dictionary entries into a list (of the form <text:span text:style-name="T3">[(move, score), . . .]</text:span>, where move is a tuple <text:span text:style-name="T3">(row, column)</text:span>). Sort the list based on the score, and choose the one with the highest score.</text:p>
      <text:p text:style-name="P15"><text:span text:style-name="T6"/></text:p>
      <text:h text:style-name="P28" text:outline-level="1">References</text:h>
      <text:p text:style-name="P23">Algorithm found here: https://medium.freecodecamp.org/building-an-ai-algorithm-for-the-tic-tac-toe-challenge-29d4d5adee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1" svg:font-family="'Liberation Mono'"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12:03:38.218057440</meta:creation-date>
    <dc:date>2018-09-01T16:03:17.697149293</dc:date>
    <meta:editing-duration>PT3H33M22S</meta:editing-duration>
    <meta:editing-cycles>17</meta:editing-cycles>
    <meta:generator>LibreOffice/5.2.7.2$Linux_ARM_EABI LibreOffice_project/528e71104c3fcc3637004cef595401b05295414c</meta:generator>
    <meta:document-statistic meta:table-count="0" meta:image-count="0" meta:object-count="0" meta:page-count="4" meta:paragraph-count="55" meta:word-count="1388" meta:character-count="7658" meta:non-whitespace-character-count="6341"/>
  </office:meta>
</office:document-meta>
</file>